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OOB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table:number-columns-repeated="1006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7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6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8,3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office:value-type="string" calcext:value-type="string">
            <text:p>8,3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office:value-type="string" calcext:value-type="string">
            <text:p>8,3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office:value-type="string" calcext:value-type="string">
            <text:p>8,36</text:p>
          </table:table-cell>
          <table:table-cell table:number-columns-repeated="15"/>
          <table:table-cell office:value-type="string" calcext:value-type="string">
            <text:p>- Done reading?</text:p>
          </table:table-cell>
          <table:table-cell table:number-columns-repeated="1006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office:value-type="string" calcext:value-type="string">
            <text:p>8,37</text:p>
          </table:table-cell>
          <table:table-cell table:number-columns-repeated="15"/>
          <table:table-cell office:value-type="string" calcext:value-type="string">
            <text:p>- Reading due: PDF (see Slack)</text:p>
            <text:p>- Meeting w/ Sara Henry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office:value-type="string" calcext:value-type="string">
            <text:p>8,3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office:value-type="string" calcext:value-type="string">
            <text:p>8,3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office:value-type="string" calcext:value-type="string">
            <text:p>8,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8,4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8,4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office:value-type="string" calcext:value-type="string">
            <text:p>8,4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office:value-type="string" calcext:value-type="string">
            <text:p>8,4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office:value-type="string" calcext:value-type="string">
            <text:p>8,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office:value-type="string" calcext:value-type="string">
            <text:p>8,4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office:value-type="string" calcext:value-type="string">
            <text:p>8,4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office:value-type="string" calcext:value-type="string">
            <text:p>8,4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office:value-type="string" calcext:value-type="string">
            <text:p>8,4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office:value-type="string" calcext:value-type="string">
            <text:p>8,5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office:value-type="string" calcext:value-type="string">
            <text:p>8,5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office:value-type="string" calcext:value-type="string">
            <text:p>8,5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office:value-type="string" calcext:value-type="string">
            <text:p>8,5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office:value-type="string" calcext:value-type="string">
            <text:p>8,5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8,5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office:value-type="string" calcext:value-type="string">
            <text:p>8,5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office:value-type="string" calcext:value-type="string">
            <text:p>8,5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office:value-type="string" calcext:value-type="string">
            <text:p>8,5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office:value-type="string" calcext:value-type="string">
            <text:p>8,5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office:value-type="string" calcext:value-type="string">
            <text:p>8,6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office:value-type="string" calcext:value-type="string">
            <text:p>8,6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office:value-type="string" calcext:value-type="string">
            <text:p>8,6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office:value-type="string" calcext:value-type="string">
            <text:p>8,6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office:value-type="string" calcext:value-type="string">
            <text:p>8,6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office:value-type="string" calcext:value-type="string">
            <text:p>8,6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office:value-type="string" calcext:value-type="string">
            <text:p>8,66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office:value-type="string" calcext:value-type="string">
            <text:p>8,67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office:value-type="string" calcext:value-type="string">
            <text:p>8,68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8,69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8,7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8,71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office:value-type="string" calcext:value-type="string">
            <text:p>8,72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office:value-type="string" calcext:value-type="string">
            <text:p>8,73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8,74</text:p>
          </table:table-cell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35:58.46648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10:42:10.846708380</dc:date>
    <meta:editing-duration>PT18H16M30S</meta:editing-duration>
    <meta:editing-cycles>51</meta:editing-cycles>
    <meta:document-statistic meta:table-count="1" meta:cell-count="150" meta:object-count="0"/>
  </office:meta>
</office:document-meta>
</file>